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4.11cm" fo:min-width="6.231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3.56cm" fo:min-width="6.104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2.624cm" fo:min-width="4.6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6600" draw:auto-grow-height="false" fo:min-height="1.561cm" fo:min-width="3.893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6600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731cm" svg:height="4.36cm" svg:x="20.304cm" svg:y="3.667cm">
          <text:p text:style-name="P1">Hard Disk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604cm" svg:height="3.81cm" svg:x="11.414cm" svg:y="14.716cm">
          <text:p text:style-name="P1">Analyze/reduce <text:s/>in </text:p>
          <text:p text:style-name="P1">interpreted language</text:p>
          <text:p text:style-name="P1">(python, matlab, ncl)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239cm" svg:height="4.064cm" svg:x="9.509cm" svg:y="7.35cm">
          <text:p text:style-name="P1">In memory cache</text:p>
          <text:p text:style-name="P1">(redi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569cm" svg:y1="10.819cm" svg:x2="10.569cm" svg:y2="10.819cm" draw:start-shape="id1" draw:start-glue-point="7" draw:end-shape="id1" draw:end-glue-point="7" svg:d="M10569 10819z" svg:viewBox="0 0 1 1">
          <text:p/>
        </draw:connector>
        <draw:connector draw:style-name="gr5" draw:text-style-name="P4" draw:layer="layout" draw:type="line" svg:x1="11.414cm" svg:y1="16.621cm" svg:x2="7.604cm" svg:y2="16.621cm" draw:start-shape="id2" draw:start-glue-point="3" draw:end-shape="id3" draw:end-glue-point="7" svg:d="M11414 16621h-3810" svg:viewBox="0 0 3811 1">
          <text:p/>
        </draw:connector>
        <draw:connector draw:style-name="gr5" draw:text-style-name="P4" draw:layer="layout" svg:x1="13.129cm" svg:y1="11.414cm" svg:x2="14.716cm" svg:y2="14.716cm" draw:start-shape="id1" draw:start-glue-point="8" draw:end-shape="id2" draw:end-glue-point="0" svg:d="M13129 11414v1652h1587v1650" svg:viewBox="0 0 1588 3303">
          <text:p/>
        </draw:connector>
        <draw:connector draw:style-name="gr5" draw:text-style-name="P4" draw:layer="layout" svg:x1="23.669cm" svg:y1="8.027cm" svg:x2="18.018cm" svg:y2="16.621cm" draw:start-shape="id4" draw:start-glue-point="2" draw:end-shape="id2" draw:end-glue-point="1" svg:d="M23669 8027v8594h-5651" svg:viewBox="0 0 5652 8595">
          <text:p/>
        </draw:connector>
        <draw:connector draw:style-name="gr5" draw:text-style-name="P4" draw:layer="layout" svg:x1="9.382cm" svg:y1="3.54cm" svg:x2="20.304cm" svg:y2="5.847cm" draw:start-shape="id5" draw:start-glue-point="1" draw:end-shape="id4" draw:end-glue-point="3" svg:d="M9382 3540h5460v2307h5462" svg:viewBox="0 0 10923 2308">
          <text:p/>
        </draw:connector>
        <draw:connector draw:style-name="gr5" draw:text-style-name="P4" draw:layer="layout" svg:x1="9.382cm" svg:y1="3.54cm" svg:x2="13.128cm" svg:y2="7.35cm" draw:start-shape="id5" draw:start-glue-point="1" draw:end-shape="id1" svg:d="M9382 3540h3746v3810" svg:viewBox="0 0 3747 3811">
          <text:p/>
        </draw:connector>
        <draw:custom-shape draw:style-name="gr6" draw:text-style-name="P5" xml:id="id3" draw:id="id3" draw:layer="layout" svg:width="5.715cm" svg:height="5.588cm" svg:x="1.889cm" svg:y="13.827cm">
          <text:p><text:span text:style-name="T1">Results!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7" draw:text-style-name="P1" xml:id="id5" draw:id="id5" draw:layer="layout" svg:width="7.239cm" svg:height="3.81cm" svg:x="2.143cm" svg:y="1.635cm">
          <text:p text:style-name="P1">Numerical Model</text:p>
          <text:p text:style-name="P1">(CAM, WRF)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716cm" svg:y1="14.716cm" svg:x2="20.304cm" svg:y2="5.847cm" draw:start-shape="id2" draw:start-glue-point="0" draw:end-shape="id4" draw:end-glue-point="3" svg:d="M14716 14716l5588-8869" svg:viewBox="0 0 5589 88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32:38.213978000</meta:creation-date>
    <dc:date>2017-09-15T11:25:58.442060000</dc:date>
    <meta:editing-duration>PT25M30S</meta:editing-duration>
    <meta:editing-cycles>9</meta:editing-cycles>
    <meta:generator>LibreOffice/5.2.3.3$MacOSX_X86_64 LibreOffice_project/d54a8868f08a7b39642414cf2c8ef2f228f780cf</meta:generator>
    <meta:document-statistic meta:object-count="12"/>
  </office:meta>
</office:document-meta>
</file>